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paragraph-rsid="00050881" fo:background-color="#ffff00"/>
    </style:style>
    <style:style style:name="P2" style:family="paragraph" style:parent-style-name="Standard">
      <style:text-properties fo:color="#c9211e" loext:opacity="100%" officeooo:paragraph-rsid="00050881"/>
    </style:style>
    <style:style style:name="P3" style:family="paragraph" style:parent-style-name="Standard">
      <style:text-properties officeooo:paragraph-rsid="00050881" fo:background-color="#ffff00"/>
    </style:style>
    <style:style style:name="P4" style:family="paragraph" style:parent-style-name="Standard">
      <style:text-properties officeooo:paragraph-rsid="00050881"/>
    </style:style>
    <style:style style:name="P5" style:family="paragraph" style:parent-style-name="Standard">
      <style:text-properties officeooo:paragraph-rsid="00050881" fo:background-color="transparent"/>
    </style:style>
    <style:style style:name="P6" style:family="paragraph" style:parent-style-name="Standard">
      <style:text-properties fo:color="#c9211e" loext:opacity="100%" officeooo:paragraph-rsid="00050881"/>
    </style:style>
    <style:style style:name="P7" style:family="paragraph" style:parent-style-name="Standard">
      <style:text-properties fo:font-weight="bold" officeooo:paragraph-rsid="00050881" fo:background-color="#ffff00" style:font-weight-asian="bold" style:font-weight-complex="bold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LA 8 - Geração de ideias criativas<text:tab/></text:p>
      <text:p text:style-name="P7"/>
      <text:p text:style-name="P4"/>
      <text:p text:style-name="P3"/>
      <text:p text:style-name="P3">Questão6 <text:s/></text:p>
      <text:p text:style-name="P4"><text:s/></text:p>
      <text:p text:style-name="P4"><text:s text:c="3"/>____________ é uma técnica de geração de ideias por escrito.</text:p>
      <text:p text:style-name="P4"><text:s/></text:p>
      <text:p text:style-name="P3">1 - Brainwriting</text:p>
      <text:p text:style-name="P4">2 - Brainstorming</text:p>
      <text:p text:style-name="P4">3 - A Análise de Ishikawa</text:p>
      <text:p text:style-name="P4">4 - Nominal Group Technique</text:p>
      <text:p text:style-name="P4">5 - Princípio de Pareto</text:p>
      <text:p text:style-name="P4"><text:s/></text:p>
      <text:p text:style-name="P3">Sua resposta: Brainwriting</text:p>
      <text:p text:style-name="P4">Valor: Resposta Correta</text:p>
      <text:p text:style-name="P4">Valor recebido: 10.00</text:p>
      <text:p text:style-name="P3"/>
      <text:p text:style-name="P3"/>
      <text:p text:style-name="P3">Questão10 <text:s/></text:p>
      <text:p text:style-name="P5"><text:s/></text:p>
      <text:p text:style-name="P5"><text:s text:c="3"/>No NGT, após serem registradas todas as ideias (sem repetições) no álbum-seriado, ____________.</text:p>
      <text:p text:style-name="P5"><text:s/></text:p>
      <text:p text:style-name="P5">1 - o grupo escolhe as melhores</text:p>
      <text:p text:style-name="P3">2 - inicia-se uma fase de esclarecimentos de cada uma delas</text:p>
      <text:p text:style-name="P5">3 - as piores devem ser criticadas</text:p>
      <text:p text:style-name="P5">4 - deve-se estabelecer as prioridades</text:p>
      <text:p text:style-name="P5">5 - cada membro deve classificar as ideias por ordem de importância</text:p>
      <text:p text:style-name="P5"><text:s/></text:p>
      <text:p text:style-name="P3">Sua resposta: inicia-se uma fase de esclarecimentos de cada uma delas</text:p>
      <text:p text:style-name="P5">Valor: Resposta Correta</text:p>
      <text:p text:style-name="P5">Valor recebido: 10.00</text:p>
      <text:p text:style-name="P5"/>
      <text:p text:style-name="P3"/>
      <text:p text:style-name="P3"/>
      <text:p text:style-name="P3">Questão7 <text:s/></text:p>
      <text:p text:style-name="P4"><text:s/></text:p>
      <text:p text:style-name="P4"><text:s text:c="3"/>O brainstorming ____________.</text:p>
      <text:p text:style-name="P4"><text:s/></text:p>
      <text:p text:style-name="P4">1 - não deve ser usado como guia de discussão</text:p>
      <text:p text:style-name="P3">2 - gera um grande número de ideias</text:p>
      <text:p text:style-name="P4">3 - é bastante útil na monitoração de sistemas</text:p>
      <text:p text:style-name="P4">4 - não é bastante útil na monitoração de sistemas</text:p>
      <text:p text:style-name="P4">5 - gera um número reduzido de ideias</text:p>
      <text:p text:style-name="P4"><text:s/></text:p>
      <text:p text:style-name="P3">Sua resposta: gera um grande número de ideias</text:p>
      <text:p text:style-name="P4">Valor: Resposta Correta</text:p>
      <text:p text:style-name="P4">Valor recebido: 10.00</text:p>
      <text:p text:style-name="P4"/>
      <text:p text:style-name="P4"/>
      <text:p text:style-name="P4"/>
      <text:p text:style-name="P3"><text:soft-page-break/>Questão1 <text:s/></text:p>
      <text:p text:style-name="P4"><text:s/></text:p>
      <text:p text:style-name="P4"><text:s text:c="3"/>Após a geração de ideias por escrito, o chefe, juntamente com o grupo, deve ____________.</text:p>
      <text:p text:style-name="P4"><text:s/></text:p>
      <text:p text:style-name="P4">1 - tirar dúvidas em relação às ideias propostas</text:p>
      <text:p text:style-name="P4">2 - estabelecer as prioridades</text:p>
      <text:p text:style-name="P4">3 - escolher a melhor ideia</text:p>
      <text:p text:style-name="P3">4 - confeccionar uma lista com as ideias produzidas, sem repetições</text:p>
      <text:p text:style-name="P4">5 - classificar todas as ideias em ordem de importância</text:p>
      <text:p text:style-name="P4"><text:s/></text:p>
      <text:p text:style-name="P3">Sua resposta: confeccionar uma lista com as ideias produzidas, sem repetições</text:p>
      <text:p text:style-name="P4">Valor: Resposta Correta</text:p>
      <text:p text:style-name="P4">Valor recebido: 10.00</text:p>
      <text:p text:style-name="P4"/>
      <text:p text:style-name="P3"/>
      <text:p text:style-name="P3">Questão8 <text:s/></text:p>
      <text:p text:style-name="P4"><text:s/></text:p>
      <text:p text:style-name="P4"><text:s text:c="3"/>Findo o prazo de geração de ideias numa sessão de NGT, ____________.</text:p>
      <text:p text:style-name="P4"><text:s/></text:p>
      <text:p text:style-name="P3">1 - cada participante cita uma ideia de sua lista</text:p>
      <text:p text:style-name="P4">2 - as ideias são registradas num álbum-seriado</text:p>
      <text:p text:style-name="P4">3 - cada participante deve esclarecer sua ideia aos demais participantes</text:p>
      <text:p text:style-name="P4">4 - inicia-se uma fase de determinação das prioridades</text:p>
      <text:p text:style-name="P4">5 - as ideias são recolhidas e enviadas ao chefe</text:p>
      <text:p text:style-name="P4"><text:s/></text:p>
      <text:p text:style-name="P3">Sua resposta: cada participante cita uma ideia de sua lista</text:p>
      <text:p text:style-name="P4">Valor: Resposta Correta</text:p>
      <text:p text:style-name="P4">Valor recebido: 10.00</text:p>
      <text:p text:style-name="P4"/>
      <text:p text:style-name="P4"><text:s/></text:p>
      <text:p text:style-name="P1">Questão1 <text:s/></text:p>
      <text:p text:style-name="P4"><text:s/></text:p>
      <text:p text:style-name="P4"><text:s text:c="3"/>É função do ____________ ser o responsável pelo bom andamento da reunião de brainstorming, sem entretanto envolver-se no conteúdo da mesma.</text:p>
      <text:p text:style-name="P4"><text:s/></text:p>
      <text:p text:style-name="P3">1 - registrador</text:p>
      <text:p text:style-name="P4">2 - presidente da organização</text:p>
      <text:p text:style-name="P4">3 - facilitador</text:p>
      <text:p text:style-name="P2">4 - gerente</text:p>
      <text:p text:style-name="P4">5 - controlador</text:p>
      <text:p text:style-name="P4"><text:s/></text:p>
      <text:p text:style-name="P2">Sua resposta: gerente</text:p>
      <text:p text:style-name="P4">Valor: Resposta Errada - Consulte a página 4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2 <text:s/></text:p>
      <text:p text:style-name="P3"><text:s/></text:p>
      <text:p text:style-name="P4"><text:s text:c="3"/>As principais técnicas usadas para a geração de ideias criativas em grupo são : ____________.</text:p>
      <text:p text:style-name="P4"><text:s/></text:p>
      <text:p text:style-name="P4"><text:soft-page-break/>1 - Análise de Ishikawa, Princípio de Pareto, NGT</text:p>
      <text:p text:style-name="P4">2 - brainstorming e Análise de Ishikawa</text:p>
      <text:p text:style-name="P4">3 - brainwriting, NGT e Princípio de Pareto</text:p>
      <text:p text:style-name="P4">4 - brainstorming, brainwriting e Análise de Ishikawa</text:p>
      <text:p text:style-name="P3">5 - brainstorming, brainwriting e NGT</text:p>
      <text:p text:style-name="P3"><text:s/></text:p>
      <text:p text:style-name="P3">Sua resposta: brainstorming, brainwriting e NGT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2">Questão3 <text:s/></text:p>
      <text:p text:style-name="P2"><text:s/></text:p>
      <text:p text:style-name="P4"><text:s text:c="3"/>No brainwriting as pessoas escrevem suas ideias numa folha de papel e depois ____________.</text:p>
      <text:p text:style-name="P4"><text:s/></text:p>
      <text:p text:style-name="P4">1 - as esclarece para resto do grupo</text:p>
      <text:p text:style-name="P2">2 - as entrega para o presidente analisar</text:p>
      <text:p text:style-name="P4">3 - selecionam duas ideias de suas respectivas listas</text:p>
      <text:p text:style-name="P4">4 - passam esta folha para que outro colega acrescente novas ideias</text:p>
      <text:p text:style-name="P4">5 - registrador as recolhe para anotá-las no álbum-seriado</text:p>
      <text:p text:style-name="P4"><text:s/></text:p>
      <text:p text:style-name="P2">Sua resposta: as entrega para o presidente analisar</text:p>
      <text:p text:style-name="P4">Valor: Resposta Errada - Consulte a página 1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4 <text:s/></text:p>
      <text:p text:style-name="P4"><text:s/></text:p>
      <text:p text:style-name="P4"><text:s text:c="3"/>A geração de ideias em uma sessão de brainwriting é ____________.</text:p>
      <text:p text:style-name="P4"><text:s/></text:p>
      <text:p text:style-name="P4">1 - um debate</text:p>
      <text:p text:style-name="P3">2 - realizada em completo silêncio</text:p>
      <text:p text:style-name="P4">3 - a geração verbal de ideias</text:p>
      <text:p text:style-name="P4">4 - a escolha do facilitador</text:p>
      <text:p text:style-name="P4">5 - realizada com apenas metade dos participantes</text:p>
      <text:p text:style-name="P4"><text:s/></text:p>
      <text:p text:style-name="P3">Sua resposta: realizada em completo silêncio</text:p>
      <text:p text:style-name="P4">Valor: Resposta Correta</text:p>
      <text:p text:style-name="P4">Valor recebido: 10.00</text:p>
      <text:p text:style-name="P4"/>
      <text:p text:style-name="P4"/>
      <text:p text:style-name="P3"/>
      <text:p text:style-name="P3">Questão5 <text:s/></text:p>
      <text:p text:style-name="P4"><text:s/></text:p>
      <text:p text:style-name="P4"><text:s text:c="3"/>Complete as afirmativas, em relação à técnica brainwriting.</text:p>
      <text:p text:style-name="P4"/>
      <text:p text:style-name="P4">1. “Definir o problema” é a __________ fase do brainwriting.</text:p>
      <text:p text:style-name="P4">2. Deve-se __________ liberdade de interpretação do problema.</text:p>
      <text:p text:style-name="P4"><text:soft-page-break/>3. Ideias minoritárias __________ sufocadas.</text:p>
      <text:p text:style-name="P4">4. Ao responsabilizar-se pelos resultados, o grupo tende a _____ .</text:p>
      <text:p text:style-name="P4"><text:s/></text:p>
      <text:p text:style-name="P4">1 - mais simples / permitir /não são / desmotivar-se</text:p>
      <text:p text:style-name="P4">2 - mais simples / proibir / são / motivar-se</text:p>
      <text:p text:style-name="P4">3 - segunda / proibir / são / motivar-se</text:p>
      <text:p text:style-name="P4">4 - segunda / permitir / não são / motivar-se</text:p>
      <text:p text:style-name="P3">5 - primeira / permitir / não são / motivar-se</text:p>
      <text:p text:style-name="P4"><text:s/></text:p>
      <text:p text:style-name="P3">Sua resposta: primeira / permitir / não são / motivar-se</text:p>
      <text:p text:style-name="P4">Valor: Resposta Correta</text:p>
      <text:p text:style-name="P4">Valor recebido: 10.00</text:p>
      <text:p text:style-name="P4"/>
      <text:p text:style-name="P4"><text:s/></text:p>
      <text:p text:style-name="P4"><text:s/></text:p>
      <text:p text:style-name="P2">Questão5 <text:s/></text:p>
      <text:p text:style-name="P4"><text:s/></text:p>
      <text:p text:style-name="P4"><text:s text:c="3"/>Marque a alternativa correta, em relação à técnica brainstorming.</text:p>
      <text:p text:style-name="P4"><text:s/></text:p>
      <text:p text:style-name="P2">1 - Na primeira etapa, reúnem-se os participantes (mínimo de oito, máximo de dez membros) numa sala, na qual se acomodam, ao redor de uma mesa, com visões simultâneas.</text:p>
      <text:p text:style-name="P2">2 - Na segunda etapa, há uma apresentação seqüencial das ideias geradas. No sentido horário da mesa, cada pessoa apresenta uma ideia de sua lista.</text:p>
      <text:p text:style-name="P2">3 - Na terceira fase, o facilitador escreve as ideias num álbum seriado, esclarecendo aos presentes o significado de cada uma.</text:p>
      <text:p text:style-name="P4">4 - Na quarta e última fase, procede-se à votação. Esta é feita por meio do voto secreto, vencendo as ideias com maioria simples, ou seja, 50% dos votos mais um.</text:p>
      <text:p text:style-name="P4">5 - É uma técnica intencionalmente desinibidora, utilizada para gerar grande número de ideias, por meio da capacidade criativa da pessoa.</text:p>
      <text:p text:style-name="P4"><text:s/></text:p>
      <text:p text:style-name="P2">Sua resposta: Na primeira etapa, reúnem-se os participantes (mínimo de oito, máximo de dez membros) numa sala, na qual se acomodam, ao redor de uma mesa, com visões simultâneas.</text:p>
      <text:p text:style-name="P4">Valor: Resposta Errada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1">Questão6 <text:s/></text:p>
      <text:p text:style-name="P2"><text:s/></text:p>
      <text:p text:style-name="P4"><text:s text:c="3"/>Na fase de geração de ideias numa sessão de brainwriting, ____________.</text:p>
      <text:p text:style-name="P4"><text:s/></text:p>
      <text:p text:style-name="P2">1 - as ideias devem ser formuladas oralmente</text:p>
      <text:p text:style-name="P4">2 - <text:span text:style-name="T4">apenas o chefe deve dar sugestões</text:span></text:p>
      <text:p text:style-name="P2">3 - as ideias devem ser formuladas apenas mentalmente</text:p>
      <text:p text:style-name="P3">4 - a crítica é eminentemente proibida</text:p>
      <text:p text:style-name="P2">5 - deve-se criticar aqueles que sugerirem ideias irrelevantes</text:p>
      <text:p text:style-name="P4"><text:s/></text:p>
      <text:p text:style-name="P2">Sua resposta: deve-se criticar aqueles que sugerirem ideias irrelevantes</text:p>
      <text:p text:style-name="P4">Valor: Resposta Errada - Consulte a página 3</text:p>
      <text:p text:style-name="P4">Valor recebido: 0.00</text:p>
      <text:p text:style-name="P4"/>
      <text:p text:style-name="P4"><text:soft-page-break/></text:p>
      <text:p text:style-name="P4"><text:s/></text:p>
      <text:p text:style-name="P3"/>
      <text:p text:style-name="P3">Questão4 <text:s/></text:p>
      <text:p text:style-name="P3"><text:s/></text:p>
      <text:p text:style-name="P4"><text:s text:c="3"/>Antes de uma sessão de brainwriting, o chefe deve ____________.</text:p>
      <text:p text:style-name="P4"><text:s/></text:p>
      <text:p text:style-name="P4">1 - selecionar as pessoas que serão responsáveis pelas críticas</text:p>
      <text:p text:style-name="P4">2 - escolher o participante mais preparado para liderar a reunião</text:p>
      <text:p text:style-name="P3">3 - definir o problema em poucas palavras</text:p>
      <text:p text:style-name="P4">4 - dar a sua solução</text:p>
      <text:p text:style-name="P4">5 - reunir os participantes em grupos</text:p>
      <text:p text:style-name="P4"><text:s/></text:p>
      <text:p text:style-name="P3">Sua resposta: definir o problema em poucas palavras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2">Questão8 <text:s/></text:p>
      <text:p text:style-name="P4"><text:s/></text:p>
      <text:p text:style-name="P2"><text:s text:c="3"/>A determinação das prioridades, numa sessão de NGT, é feita ____________.</text:p>
      <text:p text:style-name="P4"><text:s/></text:p>
      <text:p text:style-name="P2">1 - em função das opiniões do facilitador</text:p>
      <text:p text:style-name="P4">2 - somente entre os membros da diretoria</text:p>
      <text:p text:style-name="P4">3 - por meio de debate entre os participantes</text:p>
      <text:p text:style-name="P4">4 - por meio de votação secreta</text:p>
      <text:p text:style-name="P2">5 - mediante críticas e esclarecimentos</text:p>
      <text:p text:style-name="P4"><text:s/></text:p>
      <text:p text:style-name="P2">Sua resposta: em função das opiniões do facilitador</text:p>
      <text:p text:style-name="P4">Valor: Resposta Errada - Consulte a página 17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2">Questão9 <text:s/></text:p>
      <text:p text:style-name="P4"><text:s/></text:p>
      <text:p text:style-name="P4"><text:s text:c="3"/>Numa sessão de NGT, após esclarecidas todas as ideias ____________.</text:p>
      <text:p text:style-name="P4"><text:s/></text:p>
      <text:p text:style-name="P2">1 - o registrador as recolhe para que sejam avaliadas pelo grupo de diretores</text:p>
      <text:p text:style-name="P4">2 - encerra-se a reunião</text:p>
      <text:p text:style-name="P4">3 - o chefe determina qual a melhor</text:p>
      <text:p text:style-name="P4">4 - inicia-se um novo período de geração de ideias</text:p>
      <text:p text:style-name="P4">5 - determinam-se as prioridades</text:p>
      <text:p text:style-name="P4"><text:s/></text:p>
      <text:p text:style-name="P2">Sua resposta: o registrador as recolhe para que sejam avaliadas pelo grupo de diretores</text:p>
      <text:p text:style-name="P4">Valor: Resposta Errada - Consulte a página 17</text:p>
      <text:p text:style-name="P4">Valor recebido: 0.00</text:p>
      <text:p text:style-name="P4"/>
      <text:p text:style-name="P4"/>
      <text:p text:style-name="P4"><text:soft-page-break/><text:s/></text:p>
      <text:p text:style-name="P4"><text:s/></text:p>
      <text:p text:style-name="P3">Questão10 <text:s/></text:p>
      <text:p text:style-name="P4"><text:s/></text:p>
      <text:p text:style-name="P4"><text:s text:c="3"/>Na fase de esclarecimento de ideias, numa sessão de NGT, as ideias podem ____________.</text:p>
      <text:p text:style-name="P4"><text:s/></text:p>
      <text:p text:style-name="P4">1 - ser criticadas somente pelo chefe</text:p>
      <text:p text:style-name="P3">2 - apenas ser esclarecidas</text:p>
      <text:p text:style-name="P4">3 - ser defendidas ou criticadas a vontade</text:p>
      <text:p text:style-name="P4">4 - ser aprovadas ou não</text:p>
      <text:p text:style-name="P4">5 - ser apenas defendidas e não criticadas</text:p>
      <text:p text:style-name="P4"><text:s/></text:p>
      <text:p text:style-name="P3">Sua resposta: apenas ser esclarecidas</text:p>
      <text:p text:style-name="P4">Valor: Resposta Correta</text:p>
      <text:p text:style-name="P4">Valor recebido: 10.00</text:p>
      <text:p text:style-name="P4"/>
      <text:p text:style-name="P4">TESTE REALIZADO</text:p>
      <text:p text:style-name="P4"/>
      <text:p text:style-name="P4"><text:s/></text:p>
      <text:p text:style-name="P1">Questão1 <text:s/></text:p>
      <text:p text:style-name="P4"><text:s/></text:p>
      <text:p text:style-name="P4"><text:s text:c="3"/>Findo o primeiro prazo de anotação das ideias numa sessão de brainwriting,____________.</text:p>
      <text:p text:style-name="P4"><text:s/></text:p>
      <text:p text:style-name="P2">1 - inicia-se uma fase de esclarecimentos de cada uma das ideias</text:p>
      <text:p text:style-name="P4"><text:span text:style-name="T3">2 -</text:span> <text:span text:style-name="T3">os participantes trocam suas listas, e uma nova etapa de geração de novas ideias é iniciada</text:span></text:p>
      <text:p text:style-name="P2">3 - uma grande lista com todas as ideias geradas é confeccionada</text:p>
      <text:p text:style-name="P4">4 - inicia-se uma sessão de crítica às ideias tidas como irrelevantes</text:p>
      <text:p text:style-name="P4">5 - o chefe escolhe a melhor ideia e encerra-se a reunião</text:p>
      <text:p text:style-name="P4"><text:s/></text:p>
      <text:p text:style-name="P2">Sua resposta: inicia-se uma fase de esclarecimentos de cada uma das ideias</text:p>
      <text:p text:style-name="P4">Valor: Resposta Errada - Consulte a página 1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2 <text:s/></text:p>
      <text:p text:style-name="P4"><text:s/></text:p>
      <text:p text:style-name="P4"><text:s text:c="3"/>As regras do brainstorming são : ____________.</text:p>
      <text:p text:style-name="P4"><text:s/></text:p>
      <text:p text:style-name="P4">1 - registrar todas as ideias; deixar o inconsciente ajudar</text:p>
      <text:p text:style-name="P4">2 - criticar quando preciso; participação geral; registrar todas as ideias</text:p>
      <text:p text:style-name="P4"><text:span text:style-name="T3">3 - gerar muitas ideias; associar ideias; proibida a crítica; participação de todos; registrar todas as</text:span> ideias; deixar o subconsciente ajudar</text:p>
      <text:p text:style-name="P4">4 - gerar grande número de ideias; associar uma ideia à outras; proibida a crítica</text:p>
      <text:p text:style-name="P4">5 - gerar grande número de ideias; proibido criticar; todos devem participar; registrar todas as ideias</text:p>
      <text:p text:style-name="P4"><text:s/></text:p>
      <text:p text:style-name="P3">Sua resposta: gerar muitas ideias; associar ideias; proibida a crítica; participação de todos; registrar todas as ideias; deixar o subconsciente ajudar</text:p>
      <text:p text:style-name="P4">Valor: Resposta Correta</text:p>
      <text:p text:style-name="P4">Valor recebido: 10.00</text:p>
      <text:p text:style-name="P4"/>
      <text:p text:style-name="P4"><text:soft-page-break/></text:p>
      <text:p text:style-name="P4"><text:s/></text:p>
      <text:p text:style-name="P2"><text:s/></text:p>
      <text:p text:style-name="P2">Questão3 <text:s/></text:p>
      <text:p text:style-name="P4"><text:s/></text:p>
      <text:p text:style-name="P4"><text:s text:c="3"/>No brainwriting as pessoas escrevem suas ideias numa folha de papel e depois ____________.</text:p>
      <text:p text:style-name="P4"><text:s/></text:p>
      <text:p text:style-name="P2">1 - as esclarece para resto do grupo</text:p>
      <text:p text:style-name="P4">2 - <text:span text:style-name="T4">as entrega para o presidente analisar</text:span></text:p>
      <text:p text:style-name="P4">3 - selecionam duas ideias de suas respectivas listas</text:p>
      <text:p text:style-name="P4">4 - passam esta folha para que outro colega acrescente novas ideias</text:p>
      <text:p text:style-name="P4">5 - registrador as recolhe para anotá-las no álbum-seriado</text:p>
      <text:p text:style-name="P4"><text:s/></text:p>
      <text:p text:style-name="P2">Sua resposta: as esclarece para resto do grupo</text:p>
      <text:p text:style-name="P4">Valor: Resposta Errada - Consulte a página 1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4 <text:s/></text:p>
      <text:p text:style-name="P4"><text:s/></text:p>
      <text:p text:style-name="P4"><text:s text:c="3"/>As principais técnicas usadas para a geração de ideias criativas em grupo são : ____________.</text:p>
      <text:p text:style-name="P4"><text:s/></text:p>
      <text:p text:style-name="P4">1 - Análise de Ishikawa, Princípio de Pareto, NGT</text:p>
      <text:p text:style-name="P4">2 - brainstorming e Análise de Ishikawa</text:p>
      <text:p text:style-name="P4">3 - brainwriting, NGT e Princípio de Pareto</text:p>
      <text:p text:style-name="P4">4 - brainstorming, brainwriting e Análise de Ishikawa</text:p>
      <text:p text:style-name="P3">5 - brainstorming, brainwriting e NGT</text:p>
      <text:p text:style-name="P4"><text:s/></text:p>
      <text:p text:style-name="P3">Sua resposta: brainstorming, brainwriting e NGT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1">Questão5 <text:s/></text:p>
      <text:p text:style-name="P4"><text:s/></text:p>
      <text:p text:style-name="P4"><text:s text:c="3"/>No brainstorming, as ideias são geradas ____________.</text:p>
      <text:p text:style-name="P4"><text:s/></text:p>
      <text:p text:style-name="P3">1 - verbalmente</text:p>
      <text:p text:style-name="P4">2 - mediante aprovação do chefe</text:p>
      <text:p text:style-name="P4">3 - por escrito</text:p>
      <text:p text:style-name="P4">4 - pelo facilitador e pelo registrador</text:p>
      <text:p text:style-name="P4">5 - na Internet</text:p>
      <text:p text:style-name="P4"><text:s/></text:p>
      <text:p text:style-name="P3">Sua resposta: verbalmente</text:p>
      <text:p text:style-name="P4">Valor: Resposta Correta</text:p>
      <text:p text:style-name="P4">Valor recebido: 10.00</text:p>
      <text:p text:style-name="P4"/>
      <text:p text:style-name="P4"/>
      <text:p text:style-name="P4"><text:soft-page-break/><text:s/></text:p>
      <text:p text:style-name="P4"><text:s/></text:p>
      <text:p text:style-name="P3">Questão6 <text:s/></text:p>
      <text:p text:style-name="P4"><text:s/></text:p>
      <text:p text:style-name="P4"><text:s text:c="3"/>Durante a fase de geração de ideias numa sessão de brainwriting, o silêncio e a presença de outras pessoas criam uma atmosfera de ____________.</text:p>
      <text:p text:style-name="P4"><text:s/></text:p>
      <text:p text:style-name="P4">1 - medo</text:p>
      <text:p text:style-name="P4">2 - competição prejudicial</text:p>
      <text:p text:style-name="P4">3 - intimidação</text:p>
      <text:p text:style-name="P4">4 - coletivismo</text:p>
      <text:p text:style-name="P3">5 - tensão criativa</text:p>
      <text:p text:style-name="P4"><text:s/></text:p>
      <text:p text:style-name="P3">Sua resposta: tensão criativa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2">Questão7 <text:s/></text:p>
      <text:p text:style-name="P4"><text:s/></text:p>
      <text:p text:style-name="P4"><text:s text:c="3"/>Numa sessão de NGT, após esclarecidas todas as ideias ____________.</text:p>
      <text:p text:style-name="P4"><text:s/></text:p>
      <text:p text:style-name="P4">1 - o registrador as recolhe para que sejam avaliadas pelo grupo de diretores</text:p>
      <text:p text:style-name="P4">2 - encerra-se a reunião</text:p>
      <text:p text:style-name="P4">3 - o chefe determina qual a melhor</text:p>
      <text:p text:style-name="P2">4 - inicia-se um novo período de geração de ideias</text:p>
      <text:p text:style-name="P4">5 - determinam-se as prioridades</text:p>
      <text:p text:style-name="P4"><text:s/></text:p>
      <text:p text:style-name="P2">Sua resposta: inicia-se um novo período de geração de ideias</text:p>
      <text:p text:style-name="P4">Valor: Resposta Errada - Consulte a página 17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2">Questão8 <text:s/></text:p>
      <text:p text:style-name="P4"><text:s/></text:p>
      <text:p text:style-name="P4"><text:s text:c="3"/>Na fase de esclarecimento de ideias, numa sessão de NGT, as ideias podem ____________.</text:p>
      <text:p text:style-name="P4"><text:s/></text:p>
      <text:p text:style-name="P4">1 - ser criticadas somente pelo chefe</text:p>
      <text:p text:style-name="P4">2 - apenas ser esclarecidas</text:p>
      <text:p text:style-name="P4">3 - ser defendidas ou criticadas a vontade</text:p>
      <text:p text:style-name="P2">4 - ser aprovadas ou não</text:p>
      <text:p text:style-name="P4">5 - ser apenas defendidas e não criticadas</text:p>
      <text:p text:style-name="P4"><text:s/></text:p>
      <text:p text:style-name="P2">Sua resposta: ser aprovadas ou não</text:p>
      <text:p text:style-name="P4">Valor: Resposta Errada - Consulte a página 16</text:p>
      <text:p text:style-name="P4">Valor recebido: 0.00</text:p>
      <text:p text:style-name="P4"/>
      <text:p text:style-name="P4"/>
      <text:p text:style-name="P4"><text:soft-page-break/><text:s/></text:p>
      <text:p text:style-name="P4"><text:s/></text:p>
      <text:p text:style-name="P3">Questão9 <text:s/></text:p>
      <text:p text:style-name="P4"><text:s/></text:p>
      <text:p text:style-name="P4"><text:s text:c="3"/>A determinação das prioridades, numa sessão de NGT, é feita ____________.</text:p>
      <text:p text:style-name="P4"><text:s/></text:p>
      <text:p text:style-name="P2">1 - em função das opiniões do facilitador</text:p>
      <text:p text:style-name="P4">2 - somente entre os membros da diretoria</text:p>
      <text:p text:style-name="P4">3 - por meio de debate entre os participantes</text:p>
      <text:p text:style-name="P4">4 - por meio de votação secreta</text:p>
      <text:p text:style-name="P4">5 - mediante críticas e esclarecimentos</text:p>
      <text:p text:style-name="P4"><text:s/></text:p>
      <text:p text:style-name="P2">Sua resposta: em função das opiniões do facilitador</text:p>
      <text:p text:style-name="P4">Valor: Resposta Errada - Consulte a página 17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2">Questão10 <text:s/></text:p>
      <text:p text:style-name="P4"><text:s/></text:p>
      <text:p text:style-name="P4"><text:s text:c="3"/>Nas três técnicas de geração de ideias criativas - NGT, brainstorming e brainwriting - o grupo de participantes deve ser composto de ____________.</text:p>
      <text:p text:style-name="P4"><text:s/></text:p>
      <text:p text:style-name="P2">1 - no mínimo 20 pessoas</text:p>
      <text:p text:style-name="P4">2 - no maximo 8 pessoas</text:p>
      <text:p text:style-name="P2">3 - no máximo 5 pessoas</text:p>
      <text:p text:style-name="P4">4 - 15 a 20 pessoas</text:p>
      <text:p text:style-name="P4">5 - no mínimo 40 pessoas</text:p>
      <text:p text:style-name="P4"><text:s/></text:p>
      <text:p text:style-name="P2">Sua resposta: no máximo 5 pessoas</text:p>
      <text:p text:style-name="P4">Valor: Resposta Errada - Consulte a página 10</text:p>
      <text:p text:style-name="P4">Valor recebido: 0.00</text:p>
      <text:p text:style-name="P4"/>
      <text:p text:style-name="P4"/>
      <text:p text:style-name="P4"><text:s/></text:p>
      <text:p text:style-name="P1"><text:s/>Questão3 <text:s/></text:p>
      <text:p text:style-name="P2"><text:s/></text:p>
      <text:p text:style-name="P4"><text:s text:c="3"/>A ____________, numa sessão de NGT, é uma espécie de brainwriting parcial.</text:p>
      <text:p text:style-name="P4"><text:s/></text:p>
      <text:p text:style-name="P4">1 - propagação rotativa de ideias</text:p>
      <text:p text:style-name="P2">2 - fase de esclarecimento das ideias</text:p>
      <text:p text:style-name="P4">3 - <text:span text:style-name="T3">geração de ideias por escrito</text:span></text:p>
      <text:p text:style-name="P4">4 - determinação das prioridades</text:p>
      <text:p text:style-name="P2">5 - escolha dos participantes</text:p>
      <text:p text:style-name="P4"><text:s/></text:p>
      <text:p text:style-name="P2">Sua resposta: fase de esclarecimento das ideias</text:p>
      <text:p text:style-name="P4">Valor: Resposta Errada - Consulte a página 14</text:p>
      <text:p text:style-name="P4">Valor recebido: 0.00</text:p>
      <text:p text:style-name="P4"/>
      <text:p text:style-name="P2"/>
      <text:p text:style-name="P2">Questão6 <text:s/></text:p>
      <text:p text:style-name="P4"><text:soft-page-break/><text:s/></text:p>
      <text:p text:style-name="P4"><text:s text:c="3"/>No início de uma sessão de NGT, ____________.</text:p>
      <text:p text:style-name="P4"><text:s/></text:p>
      <text:p text:style-name="P2">1 - cada participante expõe oralmente as suas ideias</text:p>
      <text:p text:style-name="P2">2 - registrador e o facilitador expõem suas respectivas ideias</text:p>
      <text:p text:style-name="P4">3 - cada participante vai ao álbum-seriado e escreve a sua ideia</text:p>
      <text:p text:style-name="P4">4 - cada participante escreve suas ideias numa folha de papel</text:p>
      <text:p text:style-name="P4">5 - chefe deve manifestar suas ideias</text:p>
      <text:p text:style-name="P4"><text:s/></text:p>
      <text:p text:style-name="P2">Sua resposta: cada participante expõe oralmente as suas ideias</text:p>
      <text:p text:style-name="P4">Valor: Resposta Errada - Consulte a página 10</text:p>
      <text:p text:style-name="P4">Valor recebido: 0.00</text:p>
      <text:p text:style-name="P4"/>
      <text:p text:style-name="P2"/>
      <text:p text:style-name="P1"/>
      <text:p text:style-name="P1">Questão7 <text:s/></text:p>
      <text:p text:style-name="P3"><text:s/></text:p>
      <text:p text:style-name="P4"><text:s text:c="3"/>Uma das fases mais importantes do NGT é a ____________.</text:p>
      <text:p text:style-name="P4"><text:s/></text:p>
      <text:p text:style-name="P4">1 - fase de críticas</text:p>
      <text:p text:style-name="P3">2 - <text:span text:style-name="T4">escolha correta dos participantes</text:span></text:p>
      <text:p text:style-name="P2">3 - fase de associação de ideias</text:p>
      <text:p text:style-name="P4">4 - determinação do prazo de geração de ideias</text:p>
      <text:p text:style-name="P2">5 - escolha do registrador</text:p>
      <text:p text:style-name="P4"><text:s/></text:p>
      <text:p text:style-name="P2">Sua resposta: fase de associação de ideias</text:p>
      <text:p text:style-name="P4">Valor: Resposta Errada - Consulte a página 13</text:p>
      <text:p text:style-name="P4">Valor recebido: 0.00</text:p>
      <text:p text:style-name="P4"/>
      <text:p text:style-name="P2"/>
      <text:p text:style-name="P2">Questão3 <text:s/></text:p>
      <text:p text:style-name="P4"><text:s/></text:p>
      <text:p text:style-name="P4"><text:s text:c="3"/>Marque a alternativa correta, em relação ao processo de brainstorming.</text:p>
      <text:p text:style-name="P4"><text:s/></text:p>
      <text:p text:style-name="P2">1 - A crítica favorece a geração de ideias.</text:p>
      <text:p text:style-name="P4">2 - A crítica tem uma função restritiva no brainstorming – ou tempestade de ideias – e tende a ser negativa.</text:p>
      <text:p text:style-name="P2">3 - Devemos permitir a crítica, durante o brainstorming – ou tempestade de ideias.</text:p>
      <text:p text:style-name="P4">4 - Gerar e associar ideias em pequena quantidade é a base para gerar boas ideias.</text:p>
      <text:p text:style-name="P4">5 - Deve-se gerar apenas as ideias corretas, porque é melhor evitar ideias tolas durante o brainstorming.</text:p>
      <text:p text:style-name="P4"><text:s/></text:p>
      <text:p text:style-name="P2">Sua resposta: Devemos permitir a crítica, durante o brainstorming – ou tempestade de ideias.</text:p>
      <text:p text:style-name="P4">Valor: Resposta Errada</text:p>
      <text:p text:style-name="P4">Valor recebido: 0.00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<text:soft-page-break/>Questão4 <text:s/></text:p>
      <text:p text:style-name="P4"><text:s/></text:p>
      <text:p text:style-name="P4"><text:s text:c="3"/>Durante uma sessão de brainwriting, a primeira coisa a ser feita é a ____________.</text:p>
      <text:p text:style-name="P4"><text:s/></text:p>
      <text:p text:style-name="P2">1 - geração das ideias</text:p>
      <text:p text:style-name="P4">2 - escolha do facilitador</text:p>
      <text:p text:style-name="P3">3 - definição do problema</text:p>
      <text:p text:style-name="P4">4 - ouvir a opinião do chefe</text:p>
      <text:p text:style-name="P4">5 - escolha do registrador</text:p>
      <text:p text:style-name="P4"><text:s/></text:p>
      <text:p text:style-name="P2">Sua resposta: geração das ideias</text:p>
      <text:p text:style-name="P4">Valor: Resposta Errada - Consulte a página 1</text:p>
      <text:p text:style-name="P4">Valor recebido: 0.00</text:p>
      <text:p text:style-name="P4"/>
      <text:p text:style-name="P2"/>
      <text:p text:style-name="P2"/>
      <text:p text:style-name="P2">Questão7 <text:s/></text:p>
      <text:p text:style-name="P4"><text:s/></text:p>
      <text:p text:style-name="P4"><text:s text:c="3"/>Numa sessão de brainwriting, após a fase de introdução, na qual o problema é definido, ____________.</text:p>
      <text:p text:style-name="P4"><text:s/></text:p>
      <text:p text:style-name="P4">1 - o chefe sugere sua solução</text:p>
      <text:p text:style-name="P2">2 - todos devem apresentar suas respectivas ideias oralmente</text:p>
      <text:p text:style-name="P4">3 - os participantes de cargos mais altos apresentam suas ideias</text:p>
      <text:p text:style-name="P4">4 - estipula-se o prazo de duração da sessão</text:p>
      <text:p text:style-name="P3">5 - cada participante escreve todas as ideias que lhe ocorram sobre o problema</text:p>
      <text:p text:style-name="P3"><text:s/></text:p>
      <text:p text:style-name="P2">Sua resposta: todos devem apresentar suas respectivas ideias oralmente</text:p>
      <text:p text:style-name="P4">Valor: Resposta Errada - Consulte a página 1</text:p>
      <text:p text:style-name="P4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8:39:30.612239729</meta:creation-date>
    <dc:date>2023-05-20T21:22:24.874914429</dc:date>
    <meta:editing-duration>PT1H41M12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1" meta:paragraph-count="460" meta:word-count="2398" meta:character-count="14338" meta:non-whitespace-character-count="11966"/>
  </office:meta>
</office:document-meta>
</file>